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Long_20_Dash"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svg:stroke-color="#000000" draw:fill-color="#80808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5" style:family="graphic" style:parent-style-name="standard">
      <style:graphic-properties draw:stroke="solid" svg:stroke-color="#000000" draw:fill="solid" draw:fill-color="#ffffff" fo:min-height="2.759cm"/>
      <style:paragraph-properties style:writing-mode="lr-tb"/>
    </style:style>
    <style:style style:name="gr6" style:family="graphic" style:parent-style-name="standard">
      <style:graphic-properties svg:stroke-color="#000000" draw:fill-color="#808080" draw:textarea-horizontal-align="justify" draw:textarea-vertical-align="middle" draw:auto-grow-height="false" fo:min-height="0.034cm" fo:min-width="0cm"/>
    </style:style>
    <style:style style:name="gr7" style:family="graphic" style:parent-style-name="standard">
      <style:graphic-properties draw:stroke="none" svg:stroke-color="#000000" draw:fill="none" draw:fill-color="#ffffff" fo:min-height="2.365cm"/>
      <style:paragraph-properties style:writing-mode="lr-tb"/>
    </style:style>
    <style:style style:name="gr8" style:family="graphic" style:parent-style-name="standard">
      <style:graphic-properties draw:stroke="solid" svg:stroke-width="0.05cm" svg:stroke-color="#000000" draw:marker-start-width="0.275cm" draw:marker-end-width="0.275cm" draw:fill="solid" draw:fill-color="#ffffff" fo:min-height="0.789cm" fo:padding-top="0.15cm" fo:padding-bottom="0.15cm" fo:padding-left="0.275cm" fo:padding-right="0.275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808080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 style:writing-mode="lr-tb"/>
      <style:text-properties fo:font-size="10pt" style:font-size-asian="10pt" style:font-size-complex="10pt"/>
    </style:style>
    <style:style style:name="P6" style:family="paragraph">
      <loext:graphic-properties draw:fill="solid" draw:fill-color="#ffffff"/>
      <style:paragraph-properties style:writing-mode="lr-tb"/>
      <style:text-properties fo:font-size="10pt" style:font-size-asian="10pt" style:font-size-complex="10pt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3.399cm" svg:y1="1cm" svg:x2="13.3cm" svg:y2="20.5cm">
          <text:p/>
        </draw:line>
        <draw:line draw:style-name="gr1" draw:text-style-name="P1" draw:layer="layout" svg:x1="14.099cm" svg:y1="1cm" svg:x2="14cm" svg:y2="20.5cm">
          <text:p/>
        </draw:line>
        <draw:line draw:style-name="gr1" draw:text-style-name="P1" draw:layer="layout" svg:x1="16.699cm" svg:y1="1cm" svg:x2="16.6cm" svg:y2="20.5cm">
          <text:p/>
        </draw:line>
        <draw:line draw:style-name="gr1" draw:text-style-name="P1" draw:layer="layout" svg:x1="19.199cm" svg:y1="1cm" svg:x2="19.1cm" svg:y2="20.5cm">
          <text:p/>
        </draw:line>
        <draw:line draw:style-name="gr1" draw:text-style-name="P1" draw:layer="layout" svg:x1="21.699cm" svg:y1="1cm" svg:x2="21.6cm" svg:y2="20.5cm">
          <text:p/>
        </draw:line>
        <draw:line draw:style-name="gr1" draw:text-style-name="P1" draw:layer="layout" svg:x1="14.799cm" svg:y1="1cm" svg:x2="14.7cm" svg:y2="20.5cm">
          <text:p/>
        </draw:line>
        <draw:line draw:style-name="gr1" draw:text-style-name="P1" draw:layer="layout" svg:x1="24.199cm" svg:y1="1cm" svg:x2="24.1cm" svg:y2="20.5cm">
          <text:p/>
        </draw:line>
        <draw:line draw:style-name="gr1" draw:text-style-name="P1" draw:layer="layout" svg:x1="11.499cm" svg:y1="1cm" svg:x2="11.4cm" svg:y2="20.5cm">
          <text:p/>
        </draw:line>
        <draw:line draw:style-name="gr1" draw:text-style-name="P1" draw:layer="layout" svg:x1="8.999cm" svg:y1="1cm" svg:x2="8.9cm" svg:y2="20.5cm">
          <text:p/>
        </draw:line>
        <draw:line draw:style-name="gr1" draw:text-style-name="P1" draw:layer="layout" svg:x1="6.499cm" svg:y1="1cm" svg:x2="6.4cm" svg:y2="20.5cm">
          <text:p/>
        </draw:line>
        <draw:line draw:style-name="gr1" draw:text-style-name="P1" draw:layer="layout" svg:x1="3.999cm" svg:y1="1cm" svg:x2="3.9cm" svg:y2="20.5cm">
          <text:p/>
        </draw:line>
        <draw:line draw:style-name="gr1" draw:text-style-name="P1" draw:layer="layout" svg:x1="1cm" svg:y1="11.5cm" svg:x2="27.001cm" svg:y2="11.5cm">
          <text:p/>
        </draw:line>
        <draw:custom-shape draw:style-name="gr2" draw:text-style-name="P2" draw:layer="layout" svg:width="0.3cm" svg:height="0.3cm" svg:x="24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21.501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19.001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298cm" svg:x="16.5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298cm" svg:x="11.3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298cm" svg:x="8.8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298cm" svg:x="6.3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298cm" svg:x="3.801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298cm" svg:x="13.201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298cm" svg:x="14.601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298cm" svg:x="14.6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64cm" svg:height="0.645cm" svg:x="2.778cm" svg:y="10.344cm">
          <draw:text-box>
            <text:p><text:span text:style-name="T1">TO-264/247</text:span></text:p>
          </draw:text-box>
        </draw:frame>
        <draw:line draw:style-name="gr1" draw:text-style-name="P1" draw:layer="layout" svg:x1="1cm" svg:y1="10.1cm" svg:x2="27.001cm" svg:y2="10.1cm">
          <text:p/>
        </draw:line>
        <draw:line draw:style-name="gr1" draw:text-style-name="P1" draw:layer="layout" svg:x1="1cm" svg:y1="12.6cm" svg:x2="27.001cm" svg:y2="12.6cm">
          <text:p/>
        </draw:line>
        <draw:line draw:style-name="gr1" draw:text-style-name="P1" draw:layer="layout" svg:x1="1cm" svg:y1="14.3cm" svg:x2="27.001cm" svg:y2="14.3cm">
          <text:p/>
        </draw:line>
        <draw:frame draw:style-name="gr3" draw:text-style-name="P3" draw:layer="layout" svg:width="2.64cm" svg:height="0.645cm" svg:x="5.178cm" svg:y="10.344cm">
          <draw:text-box>
            <text:p><text:span text:style-name="T1">TO-264/247</text:span></text:p>
          </draw:text-box>
        </draw:frame>
        <draw:frame draw:style-name="gr3" draw:text-style-name="P3" draw:layer="layout" svg:width="2.64cm" svg:height="0.645cm" svg:x="7.778cm" svg:y="10.344cm">
          <draw:text-box>
            <text:p><text:span text:style-name="T1">TO-264/247</text:span></text:p>
          </draw:text-box>
        </draw:frame>
        <draw:frame draw:style-name="gr3" draw:text-style-name="P3" draw:layer="layout" svg:width="2.64cm" svg:height="0.645cm" svg:x="10.178cm" svg:y="10.344cm">
          <draw:text-box>
            <text:p><text:span text:style-name="T1">TO-264/247</text:span></text:p>
          </draw:text-box>
        </draw:frame>
        <draw:frame draw:style-name="gr3" draw:text-style-name="P3" draw:layer="layout" svg:width="2.64cm" svg:height="0.645cm" svg:x="15.578cm" svg:y="10.344cm">
          <draw:text-box>
            <text:p><text:span text:style-name="T1">TO-264/247</text:span></text:p>
          </draw:text-box>
        </draw:frame>
        <draw:frame draw:style-name="gr3" draw:text-style-name="P3" draw:layer="layout" svg:width="2.64cm" svg:height="0.645cm" svg:x="17.978cm" svg:y="10.344cm">
          <draw:text-box>
            <text:p><text:span text:style-name="T1">TO-264/247</text:span></text:p>
          </draw:text-box>
        </draw:frame>
        <draw:frame draw:style-name="gr3" draw:text-style-name="P3" draw:layer="layout" svg:width="2.64cm" svg:height="0.645cm" svg:x="20.578cm" svg:y="10.344cm">
          <draw:text-box>
            <text:p><text:span text:style-name="T1">TO-264/247</text:span></text:p>
          </draw:text-box>
        </draw:frame>
        <draw:frame draw:style-name="gr3" draw:text-style-name="P3" draw:layer="layout" svg:width="2.64cm" svg:height="0.645cm" svg:x="22.978cm" svg:y="10.344cm">
          <draw:text-box>
            <text:p><text:span text:style-name="T1">TO-264/247</text:span></text:p>
          </draw:text-box>
        </draw:frame>
        <draw:frame draw:style-name="gr4" draw:text-style-name="P3" draw:layer="layout" svg:width="2.64cm" svg:height="1.039cm" svg:x="11.681cm" svg:y="11.449cm">
          <draw:text-box>
            <text:p><text:span text:style-name="T1">TO-220/126 Driver</text:span></text:p>
          </draw:text-box>
        </draw:frame>
        <draw:frame draw:style-name="gr4" draw:text-style-name="P5" draw:layer="layout" svg:width="2.64cm" svg:height="1.039cm" svg:x="13.681cm" svg:y="11.45cm">
          <draw:text-box>
            <text:p text:style-name="P4"><text:span text:style-name="T1">TO-220/126 Driver</text:span></text:p>
          </draw:text-box>
        </draw:frame>
        <draw:frame draw:style-name="gr5" draw:text-style-name="P6" draw:layer="layout" svg:width="4.345cm" svg:height="3.009cm" svg:x="20.023cm" svg:y="2.791cm">
          <draw:text-box>
            <text:p><text:span text:style-name="T1">Heatsink Drill Template. <text:s/>All tap for M3 or 4-40</text:span></text:p>
            <text:p><text:span text:style-name="T1"/></text:p>
            <text:p><text:span text:style-name="T1">Remove drill and tap burrs using fine sandpaper to prevent contact with transistor</text:span></text:p>
          </draw:text-box>
        </draw:frame>
        <draw:line draw:style-name="gr1" draw:text-style-name="P1" draw:layer="layout" svg:x1="2.499cm" svg:y1="1cm" svg:x2="2.4cm" svg:y2="20.5cm">
          <text:p/>
        </draw:line>
        <draw:line draw:style-name="gr1" draw:text-style-name="P1" draw:layer="layout" svg:x1="25.699cm" svg:y1="1cm" svg:x2="25.6cm" svg:y2="20.5cm">
          <text:p/>
        </draw:line>
        <draw:custom-shape draw:style-name="gr6" draw:text-style-name="P2" draw:layer="layout" svg:width="0.4cm" svg:height="0.4cm" svg:x="2.2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4cm" svg:height="0.4cm" svg:x="25.4cm" svg:y="14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4cm" svg:height="0.4cm" svg:x="2.201cm" svg:y="19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4cm" svg:height="0.4cm" svg:x="25.401cm" svg:y="1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.001cm" svg:y1="19.8cm" svg:x2="27.002cm" svg:y2="19.8cm">
          <text:p/>
        </draw:line>
        <draw:frame draw:style-name="gr7" draw:text-style-name="P3" draw:layer="layout" svg:width="3.021cm" svg:height="2.615cm" svg:x="1.281cm" svg:y="12.963cm">
          <draw:text-box>
            <text:p><text:span text:style-name="T1">PCB Mounting hole</text:span></text:p>
          </draw:text-box>
        </draw:frame>
        <draw:frame draw:style-name="gr7" draw:text-style-name="P3" draw:layer="layout" svg:width="3.021cm" svg:height="2.615cm" svg:x="24.141cm" svg:y="12.938cm">
          <draw:text-box>
            <text:p><text:span text:style-name="T1">PCB Mounting hole</text:span></text:p>
          </draw:text-box>
        </draw:frame>
        <draw:frame draw:style-name="gr7" draw:text-style-name="P3" draw:layer="layout" svg:width="3.021cm" svg:height="2.615cm" svg:x="24.241cm" svg:y="18.578cm">
          <draw:text-box>
            <text:p><text:span text:style-name="T1">PCB Mounting hole</text:span></text:p>
          </draw:text-box>
        </draw:frame>
        <draw:frame draw:style-name="gr7" draw:text-style-name="P3" draw:layer="layout" svg:width="3.021cm" svg:height="2.615cm" svg:x="1.154cm" svg:y="18.578cm">
          <draw:text-box>
            <text:p><text:span text:style-name="T1">PCB Mounting hole</text:span></text:p>
          </draw:text-box>
        </draw:frame>
        <draw:frame draw:style-name="gr8" draw:text-style-name="P8" draw:layer="layout" svg:width="2.667cm" svg:height="1.089cm" svg:x="12.684cm" svg:y="9.39cm">
          <draw:text-box>
            <text:p text:style-name="P7"><text:span text:style-name="T1">TO-220/126 Bias Servo</text:span></text:p>
          </draw:text-box>
        </draw:frame>
        <draw:line draw:style-name="gr1" draw:text-style-name="P1" draw:layer="layout" svg:x1="1.002cm" svg:y1="20.5cm" svg:x2="27.003cm" svg:y2="20.5cm">
          <text:p/>
        </draw:line>
        <draw:line draw:style-name="gr1" draw:text-style-name="P1" draw:layer="layout" svg:x1="1.099cm" svg:y1="1cm" svg:x2="1cm" svg:y2="20.5cm">
          <text:p/>
        </draw:line>
        <draw:line draw:style-name="gr1" draw:text-style-name="P1" draw:layer="layout" svg:x1="26.899cm" svg:y1="1cm" svg:x2="26.8cm" svg:y2="20.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0-20T11:49:22.114000000</meta:creation-date>
    <dc:date>2020-12-06T02:09:54.500000000</dc:date>
    <meta:editing-duration>PT4H10M33S</meta:editing-duration>
    <meta:editing-cycles>23</meta:editing-cycles>
    <meta:generator>LibreOffice/6.4.2.2$Windows_X86_64 LibreOffice_project/4e471d8c02c9c90f512f7f9ead8875b57fcb1ec3</meta:generator>
    <meta:print-date>2020-12-02T13:37:16.299000000</meta:print-date>
    <meta:document-statistic meta:object-count="52"/>
  </office:meta>
</office:document-meta>
</file>